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a" table:style-name="ta1">
        <table:shapes>
          <draw:frame draw:z-index="0" draw:style-name="gr1" draw:text-style-name="P1" svg:width="159.99mm" svg:height="89.99mm" svg:x="63.62mm" svg:y="5.52mm">
            <loext:p draw:notify-on-update-of-ranges="runa.A2:runa.A32 runa.C2:runa.C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alavras Unicas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18757" calcext:value-type="float">
            <text:p>18757</text:p>
          </table:table-cell>
          <table:table-cell office:value-type="float" office:value="3573" calcext:value-type="float">
            <text:p>3573</text:p>
          </table:table-cell>
          <table:table-cell office:value-type="float" office:value="0.0139" calcext:value-type="float">
            <text:p>0,0139</text:p>
          </table:table-cell>
        </table:table-row>
        <table:table-row table:style-name="ro1">
          <table:table-cell office:value-type="float" office:value="151245" calcext:value-type="float">
            <text:p>151245</text:p>
          </table:table-cell>
          <table:table-cell office:value-type="float" office:value="10861" calcext:value-type="float">
            <text:p>10861</text:p>
          </table:table-cell>
          <table:table-cell office:value-type="float" office:value="0.104612" calcext:value-type="float">
            <text:p>0,104612</text:p>
          </table:table-cell>
        </table:table-row>
        <table:table-row table:style-name="ro1">
          <table:table-cell office:value-type="float" office:value="168682" calcext:value-type="float">
            <text:p>168682</text:p>
          </table:table-cell>
          <table:table-cell office:value-type="float" office:value="12349" calcext:value-type="float">
            <text:p>12349</text:p>
          </table:table-cell>
          <table:table-cell office:value-type="float" office:value="0.117807" calcext:value-type="float">
            <text:p>0,117807</text:p>
          </table:table-cell>
        </table:table-row>
        <table:table-row table:style-name="ro1">
          <table:table-cell office:value-type="float" office:value="285586" calcext:value-type="float">
            <text:p>285586</text:p>
          </table:table-cell>
          <table:table-cell office:value-type="float" office:value="17334" calcext:value-type="float">
            <text:p>17334</text:p>
          </table:table-cell>
          <table:table-cell office:value-type="float" office:value="0.200698" calcext:value-type="float">
            <text:p>0,200698</text:p>
          </table:table-cell>
        </table:table-row>
        <table:table-row table:style-name="ro1">
          <table:table-cell office:value-type="float" office:value="633594" calcext:value-type="float">
            <text:p>633594</text:p>
          </table:table-cell>
          <table:table-cell office:value-type="float" office:value="33129" calcext:value-type="float">
            <text:p>33129</text:p>
          </table:table-cell>
          <table:table-cell office:value-type="float" office:value="0.468531" calcext:value-type="float">
            <text:p>0,468531</text:p>
          </table:table-cell>
        </table:table-row>
        <table:table-row table:style-name="ro1">
          <table:table-cell office:value-type="float" office:value="678709" calcext:value-type="float">
            <text:p>678709</text:p>
          </table:table-cell>
          <table:table-cell office:value-type="float" office:value="34839" calcext:value-type="float">
            <text:p>34839</text:p>
          </table:table-cell>
          <table:table-cell office:value-type="float" office:value="0.505163" calcext:value-type="float">
            <text:p>0,505163</text:p>
          </table:table-cell>
        </table:table-row>
        <table:table-row table:style-name="ro1">
          <table:table-cell office:value-type="float" office:value="685282" calcext:value-type="float">
            <text:p>685282</text:p>
          </table:table-cell>
          <table:table-cell office:value-type="float" office:value="35000" calcext:value-type="float">
            <text:p>35000</text:p>
          </table:table-cell>
          <table:table-cell office:value-type="float" office:value="0.509894" calcext:value-type="float">
            <text:p>0,509894</text:p>
          </table:table-cell>
        </table:table-row>
        <table:table-row table:style-name="ro1">
          <table:table-cell office:value-type="float" office:value="769554" calcext:value-type="float">
            <text:p>769554</text:p>
          </table:table-cell>
          <table:table-cell office:value-type="float" office:value="37374" calcext:value-type="float">
            <text:p>37374</text:p>
          </table:table-cell>
          <table:table-cell office:value-type="float" office:value="0.575257" calcext:value-type="float">
            <text:p>0,575257</text:p>
          </table:table-cell>
        </table:table-row>
        <table:table-row table:style-name="ro1">
          <table:table-cell office:value-type="float" office:value="868025" calcext:value-type="float">
            <text:p>868025</text:p>
          </table:table-cell>
          <table:table-cell office:value-type="float" office:value="39762" calcext:value-type="float">
            <text:p>39762</text:p>
          </table:table-cell>
          <table:table-cell office:value-type="float" office:value="0.651484" calcext:value-type="float">
            <text:p>0,651484</text:p>
          </table:table-cell>
        </table:table-row>
        <table:table-row table:style-name="ro1">
          <table:table-cell office:value-type="float" office:value="885461" calcext:value-type="float">
            <text:p>885461</text:p>
          </table:table-cell>
          <table:table-cell office:value-type="float" office:value="39892" calcext:value-type="float">
            <text:p>39892</text:p>
          </table:table-cell>
          <table:table-cell office:value-type="float" office:value="0.660067" calcext:value-type="float">
            <text:p>0,660067</text:p>
          </table:table-cell>
        </table:table-row>
        <table:table-row table:style-name="ro1">
          <table:table-cell office:value-type="float" office:value="987026" calcext:value-type="float">
            <text:p>987026</text:p>
          </table:table-cell>
          <table:table-cell office:value-type="float" office:value="42633" calcext:value-type="float">
            <text:p>42633</text:p>
          </table:table-cell>
          <table:table-cell office:value-type="float" office:value="0.738007" calcext:value-type="float">
            <text:p>0,738007</text:p>
          </table:table-cell>
        </table:table-row>
        <table:table-row table:style-name="ro1">
          <table:table-cell office:value-type="float" office:value="1031972" calcext:value-type="float">
            <text:p>1031972</text:p>
          </table:table-cell>
          <table:table-cell office:value-type="float" office:value="43309" calcext:value-type="float">
            <text:p>43309</text:p>
          </table:table-cell>
          <table:table-cell office:value-type="float" office:value="0.769207" calcext:value-type="float">
            <text:p>0,769207</text:p>
          </table:table-cell>
        </table:table-row>
        <table:table-row table:style-name="ro1">
          <table:table-cell office:value-type="float" office:value="1049213" calcext:value-type="float">
            <text:p>1049213</text:p>
          </table:table-cell>
          <table:table-cell office:value-type="float" office:value="43948" calcext:value-type="float">
            <text:p>43948</text:p>
          </table:table-cell>
          <table:table-cell office:value-type="float" office:value="0.78102" calcext:value-type="float">
            <text:p>0,78102</text:p>
          </table:table-cell>
        </table:table-row>
        <table:table-row table:style-name="ro1">
          <table:table-cell office:value-type="float" office:value="1073531" calcext:value-type="float">
            <text:p>1073531</text:p>
          </table:table-cell>
          <table:table-cell office:value-type="float" office:value="44470" calcext:value-type="float">
            <text:p>44470</text:p>
          </table:table-cell>
          <table:table-cell office:value-type="float" office:value="0.797491" calcext:value-type="float">
            <text:p>0,797491</text:p>
          </table:table-cell>
        </table:table-row>
        <table:table-row table:style-name="ro1">
          <table:table-cell office:value-type="float" office:value="1230875" calcext:value-type="float">
            <text:p>1230875</text:p>
          </table:table-cell>
          <table:table-cell office:value-type="float" office:value="46474" calcext:value-type="float">
            <text:p>46474</text:p>
          </table:table-cell>
          <table:table-cell office:value-type="float" office:value="0.916178" calcext:value-type="float">
            <text:p>0,916178</text:p>
          </table:table-cell>
        </table:table-row>
        <table:table-row table:style-name="ro1">
          <table:table-cell office:value-type="float" office:value="1289045" calcext:value-type="float">
            <text:p>1289045</text:p>
          </table:table-cell>
          <table:table-cell office:value-type="float" office:value="47260" calcext:value-type="float">
            <text:p>47260</text:p>
          </table:table-cell>
          <table:table-cell office:value-type="float" office:value="0.955691" calcext:value-type="float">
            <text:p>0,955691</text:p>
          </table:table-cell>
        </table:table-row>
        <table:table-row table:style-name="ro1">
          <table:table-cell office:value-type="float" office:value="1478973" calcext:value-type="float">
            <text:p>1478973</text:p>
          </table:table-cell>
          <table:table-cell office:value-type="float" office:value="51966" calcext:value-type="float">
            <text:p>51966</text:p>
          </table:table-cell>
          <table:table-cell office:value-type="float" office:value="1.09473" calcext:value-type="float">
            <text:p>1,09473</text:p>
          </table:table-cell>
        </table:table-row>
        <table:table-row table:style-name="ro1">
          <table:table-cell office:value-type="float" office:value="1497223" calcext:value-type="float">
            <text:p>1497223</text:p>
          </table:table-cell>
          <table:table-cell office:value-type="float" office:value="52273" calcext:value-type="float">
            <text:p>52273</text:p>
          </table:table-cell>
          <table:table-cell office:value-type="float" office:value="1.10454" calcext:value-type="float">
            <text:p>1,10454</text:p>
          </table:table-cell>
        </table:table-row>
        <table:table-row table:style-name="ro1">
          <table:table-cell office:value-type="float" office:value="1588167" calcext:value-type="float">
            <text:p>1588167</text:p>
          </table:table-cell>
          <table:table-cell office:value-type="float" office:value="53271" calcext:value-type="float">
            <text:p>53271</text:p>
          </table:table-cell>
          <table:table-cell office:value-type="float" office:value="1.17446" calcext:value-type="float">
            <text:p>1,17446</text:p>
          </table:table-cell>
        </table:table-row>
        <table:table-row table:style-name="ro1">
          <table:table-cell office:value-type="float" office:value="1604709" calcext:value-type="float">
            <text:p>1604709</text:p>
          </table:table-cell>
          <table:table-cell office:value-type="float" office:value="53527" calcext:value-type="float">
            <text:p>53527</text:p>
          </table:table-cell>
          <table:table-cell office:value-type="float" office:value="1.18262" calcext:value-type="float">
            <text:p>1,18262</text:p>
          </table:table-cell>
        </table:table-row>
        <table:table-row table:style-name="ro1">
          <table:table-cell office:value-type="float" office:value="1741043" calcext:value-type="float">
            <text:p>1741043</text:p>
          </table:table-cell>
          <table:table-cell office:value-type="float" office:value="56607" calcext:value-type="float">
            <text:p>56607</text:p>
          </table:table-cell>
          <table:table-cell office:value-type="float" office:value="1.29457" calcext:value-type="float">
            <text:p>1,29457</text:p>
          </table:table-cell>
        </table:table-row>
        <table:table-row table:style-name="ro1">
          <table:table-cell office:value-type="float" office:value="1766005" calcext:value-type="float">
            <text:p>1766005</text:p>
          </table:table-cell>
          <table:table-cell office:value-type="float" office:value="57513" calcext:value-type="float">
            <text:p>57513</text:p>
          </table:table-cell>
          <table:table-cell office:value-type="float" office:value="1.31129" calcext:value-type="float">
            <text:p>1,31129</text:p>
          </table:table-cell>
        </table:table-row>
        <table:table-row table:style-name="ro1">
          <table:table-cell office:value-type="float" office:value="1834972" calcext:value-type="float">
            <text:p>1834972</text:p>
          </table:table-cell>
          <table:table-cell office:value-type="float" office:value="59068" calcext:value-type="float">
            <text:p>59068</text:p>
          </table:table-cell>
          <table:table-cell office:value-type="float" office:value="1.37334" calcext:value-type="float">
            <text:p>1,37334</text:p>
          </table:table-cell>
        </table:table-row>
        <table:table-row table:style-name="ro1">
          <table:table-cell office:value-type="float" office:value="1927507" calcext:value-type="float">
            <text:p>1927507</text:p>
          </table:table-cell>
          <table:table-cell office:value-type="float" office:value="61021" calcext:value-type="float">
            <text:p>61021</text:p>
          </table:table-cell>
          <table:table-cell office:value-type="float" office:value="1.433" calcext:value-type="float">
            <text:p>1,433</text:p>
          </table:table-cell>
        </table:table-row>
        <table:table-row table:style-name="ro1">
          <table:table-cell office:value-type="float" office:value="2039535" calcext:value-type="float">
            <text:p>2039535</text:p>
          </table:table-cell>
          <table:table-cell office:value-type="float" office:value="62563" calcext:value-type="float">
            <text:p>62563</text:p>
          </table:table-cell>
          <table:table-cell office:value-type="float" office:value="1.52218" calcext:value-type="float">
            <text:p>1,52218</text:p>
          </table:table-cell>
        </table:table-row>
        <table:table-row table:style-name="ro1">
          <table:table-cell office:value-type="float" office:value="2154115" calcext:value-type="float">
            <text:p>2154115</text:p>
          </table:table-cell>
          <table:table-cell office:value-type="float" office:value="63715" calcext:value-type="float">
            <text:p>63715</text:p>
          </table:table-cell>
          <table:table-cell office:value-type="float" office:value="1.6017" calcext:value-type="float">
            <text:p>1,6017</text:p>
          </table:table-cell>
        </table:table-row>
        <table:table-row table:style-name="ro1">
          <table:table-cell office:value-type="float" office:value="2273136" calcext:value-type="float">
            <text:p>2273136</text:p>
          </table:table-cell>
          <table:table-cell office:value-type="float" office:value="65205" calcext:value-type="float">
            <text:p>65205</text:p>
          </table:table-cell>
          <table:table-cell office:value-type="float" office:value="1.68725" calcext:value-type="float">
            <text:p>1,68725</text:p>
          </table:table-cell>
        </table:table-row>
        <table:table-row table:style-name="ro1">
          <table:table-cell office:value-type="float" office:value="2353689" calcext:value-type="float">
            <text:p>2353689</text:p>
          </table:table-cell>
          <table:table-cell office:value-type="float" office:value="66312" calcext:value-type="float">
            <text:p>66312</text:p>
          </table:table-cell>
          <table:table-cell office:value-type="float" office:value="1.75087" calcext:value-type="float">
            <text:p>1,75087</text:p>
          </table:table-cell>
        </table:table-row>
        <table:table-row table:style-name="ro1">
          <table:table-cell office:value-type="float" office:value="2463581" calcext:value-type="float">
            <text:p>2463581</text:p>
          </table:table-cell>
          <table:table-cell office:value-type="float" office:value="69860" calcext:value-type="float">
            <text:p>69860</text:p>
          </table:table-cell>
          <table:table-cell office:value-type="float" office:value="1.83726" calcext:value-type="float">
            <text:p>1,83726</text:p>
          </table:table-cell>
        </table:table-row>
        <table:table-row table:style-name="ro1">
          <table:table-cell office:value-type="float" office:value="2526008" calcext:value-type="float">
            <text:p>2526008</text:p>
          </table:table-cell>
          <table:table-cell office:value-type="float" office:value="71724" calcext:value-type="float">
            <text:p>71724</text:p>
          </table:table-cell>
          <table:table-cell office:value-type="float" office:value="1.87035" calcext:value-type="float">
            <text:p>1,87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11:59:11.181085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9T12:00:08.537352775</dc:date>
    <dc:creator>Mateus Marim</dc:creator>
    <meta:editing-duration>PT3M15S</meta:editing-duration>
    <meta:editing-cycles>2</meta:editing-cycles>
    <meta:generator>LibreOffice/5.0.2.2$Linux_X86_64 LibreOffice_project/0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66cc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runa.A2:runa.A32 runa.C2:runa.C32" svg:x="0.32cm" svg:y="0.18cm" svg:width="11.264cm" svg:height="8.64cm">
          <chartooo:coordinate-region svg:x="1.047cm" svg:y="0.379cm" svg:width="9.88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una.C2:runa.C32" chart:class="chart:scatter">
            <chart:domain table:cell-range-address="runa.A2:runa.A32"/>
            <chart:regression-curve chart:style-name="ch7">
              <chart:equation chart:display-equation="false" chart:display-r-square="true" svg:x="11.955cm" svg:y="0.983cm"/>
            </chart:regression-curve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32</svg:desc>
                </draw:g>
              </table:table-cell>
              <table:table-cell office:value-type="float" office:value="0.000002">
                <text:p>0.000002</text:p>
                <draw:g>
                  <svg:desc>runa.C2:runa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57">
                <text:p>18757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245">
                <text:p>151245</text:p>
              </table:table-cell>
              <table:table-cell office:value-type="float" office:value="0.104612">
                <text:p>0.10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682">
                <text:p>168682</text:p>
              </table:table-cell>
              <table:table-cell office:value-type="float" office:value="0.117807">
                <text:p>0.117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5586">
                <text:p>285586</text:p>
              </table:table-cell>
              <table:table-cell office:value-type="float" office:value="0.200698">
                <text:p>0.200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594">
                <text:p>633594</text:p>
              </table:table-cell>
              <table:table-cell office:value-type="float" office:value="0.468531">
                <text:p>0.468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8709">
                <text:p>678709</text:p>
              </table:table-cell>
              <table:table-cell office:value-type="float" office:value="0.505163">
                <text:p>0.505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5282">
                <text:p>685282</text:p>
              </table:table-cell>
              <table:table-cell office:value-type="float" office:value="0.509894">
                <text:p>0.509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9554">
                <text:p>769554</text:p>
              </table:table-cell>
              <table:table-cell office:value-type="float" office:value="0.575257">
                <text:p>0.575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8025">
                <text:p>868025</text:p>
              </table:table-cell>
              <table:table-cell office:value-type="float" office:value="0.651484">
                <text:p>0.651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5461">
                <text:p>885461</text:p>
              </table:table-cell>
              <table:table-cell office:value-type="float" office:value="0.660067">
                <text:p>0.660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7026">
                <text:p>987026</text:p>
              </table:table-cell>
              <table:table-cell office:value-type="float" office:value="0.738007">
                <text:p>0.738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1972">
                <text:p>1031972</text:p>
              </table:table-cell>
              <table:table-cell office:value-type="float" office:value="0.769207">
                <text:p>0.769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9213">
                <text:p>1049213</text:p>
              </table:table-cell>
              <table:table-cell office:value-type="float" office:value="0.78102">
                <text:p>0.78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3531">
                <text:p>1073531</text:p>
              </table:table-cell>
              <table:table-cell office:value-type="float" office:value="0.797491">
                <text:p>0.797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0875">
                <text:p>1230875</text:p>
              </table:table-cell>
              <table:table-cell office:value-type="float" office:value="0.916178">
                <text:p>0.916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9045">
                <text:p>1289045</text:p>
              </table:table-cell>
              <table:table-cell office:value-type="float" office:value="0.955691">
                <text:p>0.955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8973">
                <text:p>1478973</text:p>
              </table:table-cell>
              <table:table-cell office:value-type="float" office:value="1.09473">
                <text:p>1.09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7223">
                <text:p>1497223</text:p>
              </table:table-cell>
              <table:table-cell office:value-type="float" office:value="1.10454">
                <text:p>1.10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8167">
                <text:p>1588167</text:p>
              </table:table-cell>
              <table:table-cell office:value-type="float" office:value="1.17446">
                <text:p>1.17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4709">
                <text:p>1604709</text:p>
              </table:table-cell>
              <table:table-cell office:value-type="float" office:value="1.18262">
                <text:p>1.18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1043">
                <text:p>1741043</text:p>
              </table:table-cell>
              <table:table-cell office:value-type="float" office:value="1.29457">
                <text:p>1.29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6005">
                <text:p>1766005</text:p>
              </table:table-cell>
              <table:table-cell office:value-type="float" office:value="1.31129">
                <text:p>1.31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4972">
                <text:p>1834972</text:p>
              </table:table-cell>
              <table:table-cell office:value-type="float" office:value="1.37334">
                <text:p>1.37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7507">
                <text:p>1927507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535">
                <text:p>2039535</text:p>
              </table:table-cell>
              <table:table-cell office:value-type="float" office:value="1.52218">
                <text:p>1.52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4115">
                <text:p>2154115</text:p>
              </table:table-cell>
              <table:table-cell office:value-type="float" office:value="1.6017">
                <text:p>1.6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3136">
                <text:p>2273136</text:p>
              </table:table-cell>
              <table:table-cell office:value-type="float" office:value="1.68725">
                <text:p>1.68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3689">
                <text:p>2353689</text:p>
              </table:table-cell>
              <table:table-cell office:value-type="float" office:value="1.75087">
                <text:p>1.75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3581">
                <text:p>2463581</text:p>
              </table:table-cell>
              <table:table-cell office:value-type="float" office:value="1.83726">
                <text:p>1.83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26008">
                <text:p>2526008</text:p>
              </table:table-cell>
              <table:table-cell office:value-type="float" office:value="1.87035">
                <text:p>1.87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